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43.7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4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8"/>
        <table:table-column table:style-name="co1" table:default-cell-style-name="ce11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花花酱 LeetCode 题目分类 <text:a xlink:href="https://bit/" xlink:type="simple">https://bit</text:a>.ly/2E8yBHq | youtube.com/user/xxfflower </text:p>
          </table:table-cell>
          <table:covered-table-cell table:number-columns-repeated="10" table:style-name="Default"/>
          <table:covered-table-cell table:number-columns-repeated="6"/>
        </table:table-row>
        <table:table-row table:style-name="ro2">
          <table:table-cell table:style-name="ce2" office:value-type="string" calcext:value-type="string">
            <text:p>Advanced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HYPERLINK(&quot;https://leetcode.com/problems/implement-trie-prefix-tree&quot;;&quot;Implement Trie (Prefix Tree)&quot;)" office:value-type="string" office:string-value="Implement Trie (Prefix Tree)" calcext:value-type="string">
            <text:p>Implement Trie (Prefix Tree)</text:p>
          </table:table-cell>
          <table:table-cell office:value-type="string" calcext:value-type="string">
            <text:p>★★★</text:p>
          </table:table-cell>
          <table:table-cell table:style-name="ce10" table:formula="of:=HYPERLINK(&quot;https://leetcode.com/problems/replace-words/&quot;;&quot;648&quot;)" office:value-type="string" office:string-value="648" calcext:value-type="string">
            <text:p>648</text:p>
          </table:table-cell>
          <table:table-cell table:style-name="ce24" table:formula="of:=HYPERLINK(&quot;https://leetcode.com/problems/implement-magic-dictionary&quot;;&quot;676&quot;)" office:value-type="string" office:string-value="676" calcext:value-type="string">
            <text:p>676</text:p>
          </table:table-cell>
          <table:table-cell table:style-name="ce24" table:formula="of:=HYPERLINK(&quot;https://leetcode.com/problems/map-sum-pairs&quot;;&quot;677&quot;)" office:value-type="string" office:string-value="677" calcext:value-type="string">
            <text:p>677</text:p>
          </table:table-cell>
          <table:table-cell table:style-name="ce15" table:formula="of:=HYPERLINK(&quot;https://leetcode.com/problems/longest-word-in-dictionary&quot;;&quot;720&quot;)" office:value-type="string" office:string-value="720" calcext:value-type="string">
            <text:p>720</text:p>
          </table:table-cell>
          <table:table-cell table:style-name="ce14" table:formula="of:=HYPERLINK(&quot;https://leetcode.com/problems/prefix-and-suffix-search&quot;;&quot;745&quot;)" office:value-type="string" office:string-value="745" calcext:value-type="string">
            <text:p>745</text:p>
          </table:table-cell>
          <table:table-cell/>
          <table:table-cell table:style-name="ce5"/>
          <table:table-cell office:value-type="string" calcext:value-type="string">
            <text:p>Trie</text:p>
          </table:table-cell>
          <table:table-cell table:number-columns-repeated="6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HYPERLINK(&quot;https://leetcode.com/problems/range-sum-query-mutable&quot;;&quot;Range Sum Query - Mutable&quot;)" office:value-type="string" office:string-value="Range Sum Query - Mutable" calcext:value-type="string">
            <text:p>Range Sum Query - Mutable</text:p>
          </table:table-cell>
          <table:table-cell office:value-type="string" calcext:value-type="string">
            <text:p>★★★</text:p>
          </table:table-cell>
          <table:table-cell table:number-columns-repeated="3"/>
          <table:table-cell table:style-name="ce11"/>
          <table:table-cell table:number-columns-repeated="2"/>
          <table:table-cell table:style-name="ce5"/>
          <table:table-cell office:value-type="string" calcext:value-type="string">
            <text:p>BIT/Segment Tree</text:p>
          </table:table-cell>
          <table:table-cell table:number-columns-repeated="6"/>
        </table:table-row>
        <table:table-row table:style-name="ro3">
          <table:table-cell office:value-type="float" office:value="901" calcext:value-type="float">
            <text:p>901</text:p>
          </table:table-cell>
          <table:table-cell table:formula="of:=HYPERLINK(&quot;https://leetcode.com/problems/online-stock-span&quot;;&quot;Online Stock Span&quot;)" office:value-type="string" office:string-value="Online Stock Span" calcext:value-type="string">
            <text:p>Online Stock Span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sum-of-subarray-minimums&quot;;&quot;907&quot;)" office:value-type="string" office:string-value="907" calcext:value-type="string">
            <text:p>907</text:p>
          </table:table-cell>
          <table:table-cell>
            <office:annotation draw:style-name="gr1" draw:text-style-name="P2" svg:width="162pt" svg:height="149.44pt" svg:x="497.25pt" svg:y="87.08pt" draw:caption-point-x="-11.54pt" draw:caption-point-y="-16.87pt">
              <dc:date>2019-03-11T00:00:00</dc:date>
              <text:p text:style-name="P1">LC84. Largest Rectangle in Histogram</text:p>
              <text:p text:style-name="P1">LC239. Sliding Window Maximum</text:p>
              <text:p text:style-name="P1">LC739. Daily Temperatures</text:p>
              <text:p text:style-name="P1">LC862. Shortest Subarray with Sum at Least K</text:p>
              <text:p text:style-name="P1">LC962. Maximum Width Ramp</text:p>
              <text:p text:style-name="P1"/>
              <text:p text:style-name="P1">忘记从哪里看来的list了。好像是某个discussion里面的帖子推荐，原贴找不着了。花花看看值得加入么？</text:p>
              <text:p text:style-name="P1"><text:tab/>-Fan Liu</text:p>
            </office:annotation>
          </table:table-cell>
          <table:table-cell/>
          <table:table-cell table:style-name="ce11"/>
          <table:table-cell table:number-columns-repeated="2"/>
          <table:table-cell table:style-name="ce5"/>
          <table:table-cell office:value-type="string" calcext:value-type="string">
            <text:p>monotic stack</text:p>
          </table:table-cell>
          <table:table-cell table:number-columns-repeated="6"/>
        </table:table-row>
        <table:table-row table:style-name="ro3">
          <table:table-cell/>
          <table:table-cell table:style-name="ce4"/>
          <table:table-cell office:value-type="string" calcext:value-type="string">
            <text:p>★★★</text:p>
          </table:table-cell>
          <table:table-cell table:number-columns-repeated="3"/>
          <table:table-cell table:style-name="ce11"/>
          <table:table-cell table:number-columns-repeated="2"/>
          <table:table-cell table:style-name="ce5"/>
          <table:table-cell table:number-columns-repeated="7"/>
        </table:table-row>
        <table:table-row table:style-name="ro3">
          <table:table-cell/>
          <table:table-cell table:style-name="ce4"/>
          <table:table-cell office:value-type="string" calcext:value-type="string">
            <text:p>★★★</text:p>
          </table:table-cell>
          <table:table-cell table:number-columns-repeated="14"/>
        </table:table-row>
        <table:table-row table:style-name="ro3">
          <table:table-cell/>
          <table:table-cell table:style-name="ce4"/>
          <table:table-cell office:value-type="string" calcext:value-type="string">
            <text:p>★★★★</text:p>
          </table:table-cell>
          <table:table-cell table:number-columns-repeated="14"/>
        </table:table-row>
        <table:table-row table:style-name="ro3">
          <table:table-cell/>
          <table:table-cell table:style-name="ce4"/>
          <table:table-cell office:value-type="string" calcext:value-type="string">
            <text:p>★★★</text:p>
          </table:table-cell>
          <table:table-cell table:style-name="ce3"/>
          <table:table-cell table:style-name="ce11"/>
          <table:table-cell table:style-name="ce5"/>
          <table:table-cell table:number-columns-repeated="11"/>
        </table:table-row>
        <table:table-row table:style-name="ro3">
          <table:table-cell/>
          <table:table-cell table:style-name="ce4"/>
          <table:table-cell office:value-type="string" calcext:value-type="string">
            <text:p>★★★</text:p>
          </table:table-cell>
          <table:table-cell table:number-columns-repeated="14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Search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HYPERLINK(&quot;https://leetcode.com/problems/letter-combinations-of-a-phone-number&quot;;&quot;Letter Combinations of a Phone Number&quot;)" office:value-type="string" office:string-value="Letter Combinations of a Phone Number" calcext:value-type="string">
            <text:p>Letter Combinations of a Phone Number</text:p>
          </table:table-cell>
          <table:table-cell office:value-type="string" calcext:value-type="string">
            <text:p>★★</text:p>
          </table:table-cell>
          <table:table-cell table:style-name="ce10" table:formula="of:=HYPERLINK(&quot;https://leetcode.com/problems/combination-sum/&quot;;&quot;39&quot;)" office:value-type="string" office:string-value="39" calcext:value-type="string">
            <text:p>39</text:p>
          </table:table-cell>
          <table:table-cell table:style-name="ce12" table:formula="of:=HYPERLINK(&quot;https://leetcode.com/problems/combination-sum-ii/&quot;;&quot;40&quot;)" office:value-type="string" office:string-value="40" calcext:value-type="string">
            <text:p>40</text:p>
          </table:table-cell>
          <table:table-cell table:style-name="ce10" table:formula="of:=HYPERLINK(&quot;https://leetcode.com/problems/combinations/&quot;;&quot;77&quot;)" office:value-type="string" office:string-value="77" calcext:value-type="string">
            <text:p>77</text:p>
          </table:table-cell>
          <table:table-cell table:style-name="ce10" table:formula="of:=HYPERLINK(&quot;https://leetcode.com/problems/subsets/&quot;;&quot;78&quot;)" office:value-type="string" office:string-value="78" calcext:value-type="string">
            <text:p>78</text:p>
          </table:table-cell>
          <table:table-cell table:style-name="ce10" table:formula="of:=HYPERLINK(&quot;https://leetcode.com/problems/subsets-ii/&quot;;&quot;90&quot;)" office:value-type="string" office:string-value="90" calcext:value-type="string">
            <text:p>90</text:p>
          </table:table-cell>
          <table:table-cell table:style-name="ce10" table:formula="of:=HYPERLINK(&quot;https://leetcode.com/problems/combination-sum-iii/&quot;;&quot;216&quot;)" office:value-type="string" office:string-value="216" calcext:value-type="string">
            <text:p>216</text:p>
          </table:table-cell>
          <table:table-cell table:style-name="ce5"/>
          <table:table-cell office:value-type="string" calcext:value-type="string">
            <text:p>Combination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HYPERLINK(&quot;https://leetcode.com/problems/permutations/&quot;;&quot;Permutations&quot;)" office:value-type="string" office:string-value="Permutations" calcext:value-type="string">
            <text:p>Permutations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permutations-ii/&quot;;&quot;47&quot;)" office:value-type="string" office:string-value="47" calcext:value-type="string">
            <text:p>47</text:p>
          </table:table-cell>
          <table:table-cell table:style-name="ce10" table:formula="of:=HYPERLINK(&quot;https://leetcode.com/problems/letter-case-permutation/&quot;;&quot;784&quot;)" office:value-type="string" office:string-value="784" calcext:value-type="string">
            <office:annotation draw:style-name="gr2" draw:text-style-name="P2" svg:width="162pt" svg:height="43.23pt" svg:x="497.25pt" svg:y="228.98pt" draw:caption-point-x="-11.54pt" draw:caption-point-y="-22.76pt">
              <dc:date>2019-03-11T00:00:00</dc:date>
              <text:p text:style-name="P1">This is more like a combination problem rather than a permutation problem</text:p>
              <text:p text:style-name="P1"><text:tab/>-Zheng Debing</text:p>
            </office:annotation>
            <text:p>784</text:p>
          </table:table-cell>
          <table:table-cell table:style-name="ce26" table:formula="of:=HYPERLINK(&quot;https://leetcode.com/problems/find-the-shortest-superstring&quot;;&quot;943&quot;)" office:value-type="string" office:string-value="943" calcext:value-type="string">
            <office:annotation draw:style-name="gr2" draw:text-style-name="P2" svg:width="162pt" svg:height="43.23pt" svg:x="561.23pt" svg:y="228.98pt" draw:caption-point-x="-11.54pt" draw:caption-point-y="-22.76pt">
              <dc:date>2019-03-11T00:00:00</dc:date>
              <text:p text:style-name="P1">943 is not permutation, right? It is quite hard, and a travel man problem?</text:p>
              <text:p text:style-name="P1"><text:tab/>-L. Zhan</text:p>
            </office:annotation>
            <text:p>943</text:p>
          </table:table-cell>
          <table:table-cell table:style-name="ce14" table:formula="of:=HYPERLINK(&quot;https://leetcode.com/problems/number-of-squareful-arrays/&quot;;&quot;996&quot;)" office:value-type="string" office:string-value="996" calcext:value-type="string">
            <text:p>996</text:p>
          </table:table-cell>
          <table:table-cell>
            <office:annotation draw:style-name="gr3" draw:text-style-name="P2" svg:width="225.44pt" svg:height="42.75pt" svg:x="689.24pt" svg:y="229.21pt" draw:caption-point-x="-11.54pt" draw:caption-point-y="-22.99pt">
              <dc:date>2019-03-11T00:00:00</dc:date>
              <text:p text:style-name="P1">#46 can be collected here or not?</text:p>
              <text:p text:style-name="P1"><text:tab/>-Jianhui Duan</text:p>
            </office:annotation>
          </table:table-cell>
          <table:table-cell/>
          <table:table-cell table:style-name="ce5"/>
          <table:table-cell office:value-type="string" calcext:value-type="string">
            <text:p>Permutation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HYPERLINK(&quot;https://leetcode.com/problems/generate-parentheses/&quot;;&quot;Generate Parentheses&quot;)" office:value-type="string" office:string-value="Generate Parentheses" calcext:value-type="string">
            <text:p>Generate Parentheses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remove-invalid-parentheses/&quot;;&quot;301&quot;)" office:value-type="string" office:string-value="301" calcext:value-type="string">
            <text:p>301</text:p>
          </table:table-cell>
          <table:table-cell table:number-columns-repeated="2"/>
          <table:table-cell table:style-name="ce11"/>
          <table:table-cell table:number-columns-repeated="2"/>
          <table:table-cell table:style-name="ce5"/>
          <table:table-cell office:value-type="string" calcext:value-type="string">
            <text:p>DFS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HYPERLINK(&quot;https://leetcode.com/problems/sudoku-solver&quot;;&quot;Sudoku Solver&quot;)" office:value-type="string" office:string-value="Sudoku Solver" calcext:value-type="string">
            <text:p>Sudoku Solver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n-queens&quot;;&quot;51&quot;)" office:value-type="string" office:string-value="51" calcext:value-type="string">
            <text:p>51</text:p>
          </table:table-cell>
          <table:table-cell table:style-name="ce10" table:formula="of:=HYPERLINK(&quot;https://leetcode.com/problems/n-queens-ii&quot;;&quot;52&quot;)" office:value-type="string" office:string-value="52" calcext:value-type="string">
            <text:p>52</text:p>
          </table:table-cell>
          <table:table-cell/>
          <table:table-cell table:style-name="ce11"/>
          <table:table-cell table:number-columns-repeated="2"/>
          <table:table-cell table:style-name="ce5"/>
          <table:table-cell office:value-type="string" calcext:value-type="string">
            <text:p>DFS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HYPERLINK(&quot;https://leetcode.com/problems/word-search/&quot;;&quot;Word Search&quot;)" office:value-type="string" office:string-value="Word Search" calcext:value-type="string">
            <text:p>Word Search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word-search-ii/submissions/&quot;;&quot;212&quot;)" office:value-type="string" office:string-value="212" calcext:value-type="string">
            <office:annotation draw:style-name="gr4" draw:text-style-name="P2" svg:width="162pt" svg:height="42.72pt" svg:x="433.25pt" svg:y="270.6pt" draw:caption-point-x="-11.54pt" draw:caption-point-y="-22.99pt">
              <dc:date>2019-03-11T00:00:00</dc:date>
              <text:p text:style-name="P1">trie</text:p>
              <text:p text:style-name="P1"><text:tab/>-Hua Hua</text:p>
            </office:annotation>
            <text:p>212</text:p>
          </table:table-cell>
          <table:table-cell table:number-columns-repeated="6"/>
          <table:table-cell office:value-type="string" calcext:value-type="string">
            <text:p>DFS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HYPERLINK(&quot;https://leetcode.com/problems/word-ladder/&quot;;&quot;Word Ladder&quot;)" office:value-type="string" office:string-value="Word Ladder" calcext:value-type="string">
            <text:p>Word Ladder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word-ladder-ii/&quot;;&quot;126&quot;)" office:value-type="string" office:string-value="126" calcext:value-type="string">
            <text:p>126</text:p>
          </table:table-cell>
          <table:table-cell table:style-name="ce10" table:formula="of:=HYPERLINK(&quot;https://leetcode.com/problems/open-the-lock/&quot;;&quot;752&quot;)" office:value-type="string" office:string-value="752" calcext:value-type="string">
            <text:p>752</text:p>
          </table:table-cell>
          <table:table-cell table:number-columns-repeated="5"/>
          <table:table-cell office:value-type="string" calcext:value-type="string">
            <text:p>BFS</text:p>
          </table:table-cell>
          <table:table-cell table:number-columns-repeated="6"/>
        </table:table-row>
        <table:table-row table:style-name="ro3">
          <table:table-cell office:value-type="float" office:value="542" calcext:value-type="float">
            <text:p>542</text:p>
          </table:table-cell>
          <table:table-cell table:formula="of:=HYPERLINK(&quot;https://leetcode.com/problems/01-matrix/&quot;;&quot;01 Matrix&quot;)" office:value-type="string" office:string-value="01 Matrix" calcext:value-type="string">
            <text:p>01 Matrix</text:p>
          </table:table-cell>
          <table:table-cell office:value-type="string" calcext:value-type="string">
            <text:p>★★★</text:p>
          </table:table-cell>
          <table:table-cell table:style-name="ce14" table:formula="of:=HYPERLINK(&quot;https://leetcode.com/problems/cut-off-trees-for-golf-event/&quot;;&quot;675&quot;)" office:value-type="string" office:string-value="675" calcext:value-type="string">
            <text:p>675</text:p>
          </table:table-cell>
          <table:table-cell table:style-name="ce12" table:formula="of:=HYPERLINK(&quot;https://leetcode.com/problems/shortest-bridge/&quot;;&quot;934&quot;)" office:value-type="string" office:string-value="934" calcext:value-type="string">
            <text:p>934</text:p>
          </table:table-cell>
          <table:table-cell table:style-name="ce5"/>
          <table:table-cell table:number-columns-repeated="4"/>
          <table:table-cell office:value-type="string" calcext:value-type="string">
            <text:p>BFS</text:p>
          </table:table-cell>
          <table:table-cell table:number-columns-repeated="6"/>
        </table:table-row>
        <table:table-row table:style-name="ro3">
          <table:table-cell office:value-type="float" office:value="698" calcext:value-type="float">
            <text:p>698</text:p>
          </table:table-cell>
          <table:table-cell table:formula="of:=HYPERLINK(&quot;https://leetcode.com/problems/partition-to-k-equal-sum-subsets&quot;;&quot;Partition to K Equal Sum Subsets&quot;)" office:value-type="string" office:string-value="Partition to K Equal Sum Subsets" calcext:value-type="string">
            <text:p>Partition to K Equal Sum Subsets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restore-ip-addresses/&quot;;&quot;93&quot;)" office:value-type="string" office:string-value="93" calcext:value-type="string">
            <text:p>93</text:p>
          </table:table-cell>
          <table:table-cell table:style-name="ce10" table:formula="of:=HYPERLINK(&quot;https://leetcode.com/problems/palindrome-partitioning/&quot;;&quot;131&quot;)" office:value-type="string" office:string-value="131" calcext:value-type="string">
            <text:p>131</text:p>
          </table:table-cell>
          <table:table-cell table:style-name="ce10" table:formula="of:=HYPERLINK(&quot;https://leetcode.com/problems/different-ways-to-add-parentheses/&quot;;&quot;241&quot;)" office:value-type="string" office:string-value="241" calcext:value-type="string">
            <text:p>241</text:p>
          </table:table-cell>
          <table:table-cell table:style-name="ce14" table:formula="of:=HYPERLINK(&quot;https://leetcode.com/problems/expression-add-operators/&quot;;&quot;282&quot;)" office:value-type="string" office:string-value="282" calcext:value-type="string">
            <text:p>282</text:p>
          </table:table-cell>
          <table:table-cell table:style-name="ce10" table:formula="of:=HYPERLINK(&quot;https://leetcode.com/problems/split-array-into-fibonacci-sequence/&quot;;&quot;842&quot;)" office:value-type="string" office:string-value="842" calcext:value-type="string">
            <text:p>842</text:p>
          </table:table-cell>
          <table:table-cell table:number-columns-repeated="2"/>
          <table:table-cell office:value-type="string" calcext:value-type="string">
            <text:p>Partition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DP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office:annotation draw:style-name="gr5" draw:text-style-name="P2" svg:width="320.63pt" svg:height="105.76pt" svg:x="881.23pt" svg:y="351.38pt" draw:caption-point-x="-11.54pt" draw:caption-point-y="-22.96pt">
              <dc:date>2019-03-11T00:00:00</dc:date>
              <text:p text:style-name="P1">想问个问题：s是space T是time I是啥？</text:p>
              <text:p text:style-name="P1"><text:tab/>-Sijia Zhang</text:p>
              <text:p text:style-name="P1">input size</text:p>
              <text:p text:style-name="P1"><text:tab/>-Hua Hua</text:p>
              <text:p text:style-name="P1">好的 谢谢！</text:p>
              <text:p text:style-name="P1"><text:tab/>-Sijia Zhang</text:p>
            </office:annotation>
            <text:p>Comments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HYPERLINK(&quot;https://leetcode.com/problems/climbing-stairs&quot;;&quot;Climbing Stairs&quot;)" office:value-type="string" office:string-value="Climbing Stairs" calcext:value-type="string">
            <text:p>Climbing Stairs</text:p>
          </table:table-cell>
          <table:table-cell office:value-type="string" calcext:value-type="string">
            <text:p>★</text:p>
          </table:table-cell>
          <table:table-cell table:style-name="ce15" table:formula="of:=HYPERLINK(&quot;https://leetcode.com/problems/min-cost-climbing-stairs&quot;;&quot;746&quot;)" office:value-type="string" office:string-value="746" calcext:value-type="string">
            <text:p>746</text:p>
          </table:table-cell>
          <table:table-cell table:number-columns-repeated="6"/>
          <table:table-cell table:style-name="ce28" office:value-type="string" calcext:value-type="string" table:number-columns-spanned="1" table:number-rows-spanned="3">
            <text:p>I: O(n), S = O(n), T = O(n)</text:p>
          </table:table-cell>
          <table:table-cell table:number-columns-repeated="6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HYPERLINK(&quot;https://leetcode.com/problems/range-sum-query-immutable&quot;;&quot;Range Sum Query - Immutable&quot;)" office:value-type="string" office:string-value="Range Sum Query - Immutable" calcext:value-type="string">
            <text:p>Range Sum Query - Immutable</text:p>
          </table:table-cell>
          <table:table-cell office:value-type="string" calcext:value-type="string">
            <text:p>★</text:p>
          </table:table-cell>
          <table:table-cell table:number-columns-repeated="3"/>
          <table:table-cell table:style-name="ce11"/>
          <table:table-cell table:number-columns-repeated="2"/>
          <table:table-cell table:style-name="ce5"/>
          <table:covered-table-cell table:style-name="ce29"/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HYPERLINK(&quot;https://leetcode.com/problems/maximum-subarray&quot;;&quot;Maximum Subarray&quot;)" office:value-type="string" office:string-value="Maximum Subarray" calcext:value-type="string">
            <text:p>Maximum Subarray</text:p>
          </table:table-cell>
          <table:table-cell office:value-type="string" calcext:value-type="string">
            <text:p>★★</text:p>
          </table:table-cell>
          <table:table-cell table:style-name="ce15" table:formula="of:=HYPERLINK(&quot;https://leetcode.com/problems/best-time-to-buy-and-sell-stock/&quot;;&quot;121&quot;)" office:value-type="string" office:string-value="121" calcext:value-type="string">
            <office:annotation draw:style-name="gr3" draw:text-style-name="P2" svg:width="162pt" svg:height="42.75pt" svg:x="433.25pt" svg:y="392.77pt" draw:caption-point-x="-11.54pt" draw:caption-point-y="-22.96pt">
              <dc:date>2019-03-11T00:00:00</dc:date>
              <text:p text:style-name="P1">can be reduced to 53</text:p>
              <text:p text:style-name="P1"><text:tab/>-Hua Hua</text:p>
            </office:annotation>
            <text:p>121</text:p>
          </table:table-cell>
          <table:table-cell table:number-columns-repeated="2"/>
          <table:table-cell table:style-name="ce11"/>
          <table:table-cell table:number-columns-repeated="2"/>
          <table:table-cell table:style-name="ce5"/>
          <table:covered-table-cell table:style-name="ce30"/>
          <table:table-cell table:number-columns-repeated="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HYPERLINK(&quot;https://leetcode.com/problems/house-robber/&quot;;&quot;House Robber&quot;)" office:value-type="string" office:string-value="House Robber" calcext:value-type="string">
            <text:p>House Robber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house-robber-ii/&quot;;&quot;213&quot;)" office:value-type="string" office:string-value="213" calcext:value-type="string">
            <text:p>213</text:p>
          </table:table-cell>
          <table:table-cell table:style-name="ce10" table:formula="of:=HYPERLINK(&quot;https://leetcode.com/problems/best-time-to-buy-and-sell-stock-with-cooldown/&quot;;&quot;309&quot;)" office:value-type="string" office:string-value="309" calcext:value-type="string">
            <text:p>309</text:p>
          </table:table-cell>
          <table:table-cell table:style-name="ce10" table:formula="of:=HYPERLINK(&quot;https://leetcode.com/problems/delete-and-earn/&quot;;&quot;740&quot;)" office:value-type="string" office:string-value="740" calcext:value-type="string">
            <office:annotation draw:style-name="gr3" draw:text-style-name="P2" svg:width="162pt" svg:height="42.75pt" svg:x="561.23pt" svg:y="406.6pt" draw:caption-point-x="-11.54pt" draw:caption-point-y="-22.99pt">
              <dc:date>2019-03-11T00:00:00</dc:date>
              <text:p text:style-name="P1">can be reduced to 198</text:p>
              <text:p text:style-name="P1"><text:tab/>-Hua Hua</text:p>
            </office:annotation>
            <text:p>740</text:p>
          </table:table-cell>
          <table:table-cell table:style-name="ce10" table:formula="of:=HYPERLINK(&quot;https://leetcode.com/problems/domino-and-tromino-tiling/&quot;;&quot;790&quot;)" office:value-type="string" office:string-value="790" calcext:value-type="string">
            <text:p>790</text:p>
          </table:table-cell>
          <table:table-cell table:style-name="ce10" table:formula="of:=HYPERLINK(&quot;https://leetcode.com/problems/minimum-swaps-to-make-sequences-increasing/&quot;;&quot;801&quot;)" office:value-type="string" office:string-value="801" calcext:value-type="string">
            <text:p>801</text:p>
          </table:table-cell>
          <table:table-cell table:style-name="Default"/>
          <table:table-cell/>
          <table:table-cell office:value-type="string" calcext:value-type="string">
            <text:p>I: O(n), S = O(3n), T = O(3n)</text:p>
          </table:table-cell>
          <table:table-cell table:number-columns-repeated="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HYPERLINK(&quot;https://leetcode.com/problems/word-break&quot;;&quot;Word Break&quot;)" office:value-type="string" office:string-value="Word Break" calcext:value-type="string">
            <text:p>Word Break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word-break-ii&quot;;&quot;140&quot;)" office:value-type="string" office:string-value="140" calcext:value-type="string">
            <text:p>140</text:p>
          </table:table-cell>
          <table:table-cell table:style-name="ce14" table:formula="of:=HYPERLINK(&quot;https://leetcode.com/problems/race-car/&quot;;&quot;818&quot;)" office:value-type="string" office:string-value="818" calcext:value-type="string">
            <text:p>818</text:p>
          </table:table-cell>
          <table:table-cell table:number-columns-repeated="5"/>
          <table:table-cell table:style-name="ce28" office:value-type="string" calcext:value-type="string" table:number-columns-spanned="1" table:number-rows-spanned="2">
            <text:p>I: O(n), S = O(n), T = O(n^2)</text:p>
          </table:table-cell>
          <table:table-cell table:number-columns-repeated="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HYPERLINK(&quot;https://leetcode.com/problems/longest-increasing-subsequence/&quot;;&quot;Longest Increasing Subsequence&quot;)" office:value-type="string" office:string-value="Longest Increasing Subsequence" calcext:value-type="string">
            <text:p>Longest Increasing Subsequence</text:p>
          </table:table-cell>
          <table:table-cell office:value-type="string" calcext:value-type="string">
            <text:p>★★★</text:p>
          </table:table-cell>
          <table:table-cell table:style-name="ce10" table:formula="of:=HYPERLINK(&quot;https://leetcode.com/problems/number-of-longest-increasing-subsequence&quot;;&quot;673&quot;)" office:value-type="string" office:string-value="673" calcext:value-type="string">
            <text:p>673</text:p>
          </table:table-cell>
          <table:table-cell table:number-columns-repeated="2"/>
          <table:table-cell table:style-name="ce5" table:number-columns-repeated="2"/>
          <table:table-cell table:number-columns-repeated="2"/>
          <table:covered-table-cell table:style-name="ce30"/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HYPERLINK(&quot;https://leetcode.com/problems/edit-distance&quot;;&quot;Edit Distance&quot;)" office:value-type="string" office:string-value="Edit Distance" calcext:value-type="string">
            <text:p>Edit Distance</text:p>
          </table:table-cell>
          <table:table-cell office:value-type="string" calcext:value-type="string">
            <text:p>★★★</text:p>
          </table:table-cell>
          <table:table-cell table:style-name="ce14" table:formula="of:=HYPERLINK(&quot;https://leetcode.com/problems/regular-expression-matching&quot;;&quot;10&quot;)" office:value-type="string" office:string-value="10" calcext:value-type="string">
            <text:p>10</text:p>
          </table:table-cell>
          <table:table-cell table:style-name="ce14" table:formula="of:=HYPERLINK(&quot;https://leetcode.com/problems/wildcard-matching/&quot;;&quot;44&quot;)" office:value-type="string" office:string-value="44" calcext:value-type="string">
            <text:p>44</text:p>
          </table:table-cell>
          <table:table-cell table:style-name="ce14" table:formula="of:=HYPERLINK(&quot;https://leetcode.com/problems/interleaving-string&quot;;&quot;97&quot;)" office:value-type="string" office:string-value="97" calcext:value-type="string">
            <text:p>97</text:p>
          </table:table-cell>
          <table:table-cell table:style-name="ce14" table:formula="of:=HYPERLINK(&quot;https://leetcode.com/problems/distinct-subsequences/&quot;;&quot;115&quot;)" office:value-type="string" office:string-value="115" calcext:value-type="string">
            <text:p>115</text:p>
          </table:table-cell>
          <table:table-cell table:style-name="ce10" table:formula="of:=HYPERLINK(&quot;https://leetcode.com/problems/delete-operation-for-two-strings/&quot;;&quot;583&quot;)" office:value-type="string" office:string-value="583" calcext:value-type="string">
            <text:p>583</text:p>
          </table:table-cell>
          <table:table-cell table:style-name="ce12" table:formula="of:=HYPERLINK(&quot;https://leetcode.com/problems/minimum-ascii-delete-sum-for-two-strings&quot;;&quot;712&quot;)" office:value-type="string" office:string-value="712" calcext:value-type="string">
            <text:p>712</text:p>
          </table:table-cell>
          <table:table-cell table:style-name="ce5"/>
          <table:table-cell office:value-type="string" calcext:value-type="string">
            <text:p>I: O(m+n), S = O(mn), T = O(mn)</text:p>
          </table:table-cell>
          <table:table-cell table:number-columns-repeated="6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HYPERLINK(&quot;https://leetcode.com/problems/coin-change&quot;;&quot;Coin Change&quot;)" office:value-type="string" office:string-value="Coin Change" calcext:value-type="string">
            <text:p>Coin Change</text:p>
          </table:table-cell>
          <table:table-cell office:value-type="string" calcext:value-type="string">
            <text:p>★★★</text:p>
          </table:table-cell>
          <table:table-cell table:style-name="ce10" table:formula="of:=HYPERLINK(&quot;https://leetcode.com/problems/combination-sum-iv/&quot;;&quot;377&quot;)" office:value-type="string" office:string-value="377" calcext:value-type="string">
            <text:p>377</text:p>
          </table:table-cell>
          <table:table-cell table:style-name="ce24" table:formula="of:=HYPERLINK(&quot;https://leetcode.com/problems/partition-equal-subset-sum/&quot;;&quot;416&quot;)" office:value-type="string" office:string-value="416" calcext:value-type="string">
            <text:p>416</text:p>
          </table:table-cell>
          <table:table-cell table:style-name="ce10" table:formula="of:=HYPERLINK(&quot;https://leetcode.com/problems/target-sum&quot;;&quot;494&quot;)" office:value-type="string" office:string-value="494" calcext:value-type="string">
            <text:p>494</text:p>
          </table:table-cell>
          <table:table-cell table:style-name="ce5" table:number-columns-repeated="2"/>
          <table:table-cell table:number-columns-repeated="2"/>
          <table:table-cell office:value-type="string" calcext:value-type="string">
            <text:p>I: O(n) + k, S = O(n), T = O(kn)</text:p>
          </table:table-cell>
          <table:table-cell table:number-columns-repeated="6"/>
        </table:table-row>
        <table:table-row table:style-name="ro3">
          <table:table-cell office:value-type="float" office:value="813" calcext:value-type="float">
            <text:p>813</text:p>
          </table:table-cell>
          <table:table-cell table:formula="of:=HYPERLINK(&quot;https://leetcode.com/problems/largest-sum-of-averages/&quot;;&quot;Largest Sum of Averages&quot;)" office:value-type="string" office:string-value="Largest Sum of Averages" calcext:value-type="string">
            <text:p>Largest Sum of Averages</text:p>
          </table:table-cell>
          <table:table-cell office:value-type="string" calcext:value-type="string">
            <text:p>★★★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I: O(n) + k, S = O(n), T = O(kn^2)</text:p>
          </table:table-cell>
          <table:table-cell table:number-columns-repeated="6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HYPERLINK(&quot;https://leetcode.com/problems/burst-balloons/&quot;;&quot;Burst Balloons&quot;)" office:value-type="string" office:string-value="Burst Balloons" calcext:value-type="string">
            <text:p>Burst Balloons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strange-printer/&quot;;&quot;664&quot;)" office:value-type="string" office:string-value="664" calcext:value-type="string">
            <text:p>664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I: O(n), S = O(n^2), T = O(n^3)</text:p>
          </table:table-cell>
          <table:table-cell table:number-columns-repeated="6"/>
        </table:table-row>
        <table:table-row table:style-name="ro3">
          <table:table-cell office:value-type="float" office:value="741" calcext:value-type="float">
            <text:p>741</text:p>
          </table:table-cell>
          <table:table-cell table:formula="of:=HYPERLINK(&quot;https://leetcode.com/problems/cherry-pickup/&quot;;&quot;Cherry Pickup&quot;)" office:value-type="string" office:string-value="Cherry Pickup" calcext:value-type="string">
            <text:p>Cherry Pickup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office:value-type="string" calcext:value-type="string">
            <text:p>I: O(n^2), S = O(n^3), T = O(n^3)</text:p>
          </table:table-cell>
          <table:table-cell table:number-columns-repeated="6"/>
        </table:table-row>
        <table:table-row table:style-name="ro3">
          <table:table-cell office:value-type="float" office:value="546" calcext:value-type="float">
            <text:p>546</text:p>
          </table:table-cell>
          <table:table-cell table:formula="of:=HYPERLINK(&quot;https://leetcode.com/problems/remove-boxes&quot;;&quot;Remove Boxes&quot;)" office:value-type="string" office:string-value="Remove Boxes" calcext:value-type="string">
            <text:p>Remove Boxes</text:p>
          </table:table-cell>
          <table:table-cell office:value-type="string" calcext:value-type="string">
            <text:p>★★★★★</text:p>
          </table:table-cell>
          <table:table-cell table:number-columns-repeated="7"/>
          <table:table-cell office:value-type="string" calcext:value-type="string">
            <text:p>I: O(n), S = O(n^3), T = O(n^4)</text:p>
          </table:table-cell>
          <table:table-cell table:number-columns-repeated="6"/>
        </table:table-row>
        <table:table-row table:style-name="ro3">
          <table:table-cell office:value-type="float" office:value="943" calcext:value-type="float">
            <text:p>943</text:p>
          </table:table-cell>
          <table:table-cell table:formula="of:=HYPERLINK(&quot;https://leetcode.com/problems/find-the-shortest-superstring/&quot;;&quot;Find the Shortest Superstring&quot;)" office:value-type="string" office:string-value="Find the Shortest Superstring" calcext:value-type="string">
            <text:p>Find the Shortest Superstring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unique-paths-iii/&quot;;&quot;980&quot;)" office:value-type="string" office:string-value="980" calcext:value-type="string">
            <text:p>980</text:p>
          </table:table-cell>
          <table:table-cell table:style-name="ce14" table:formula="of:=HYPERLINK(&quot;https://leetcode.com/problems/number-of-squareful-arrays/&quot;;&quot;996&quot;)" office:value-type="string" office:string-value="996" calcext:value-type="string">
            <text:p>996</text:p>
          </table:table-cell>
          <table:table-cell table:number-columns-repeated="5"/>
          <table:table-cell office:value-type="string" calcext:value-type="string">
            <text:p>I: O(n), S = O(n*2^n), T = (n^2*2^n)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HYPERLINK(&quot;https://leetcode.com/problems/unique-paths&quot;;&quot;Unique Paths&quot;)" office:value-type="string" office:string-value="Unique Paths" calcext:value-type="string">
            <text:p>Unique Paths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unique-paths-ii&quot;;&quot;63&quot;)" office:value-type="string" office:string-value="63" calcext:value-type="string">
            <text:p>63</text:p>
          </table:table-cell>
          <table:table-cell table:style-name="ce10" table:formula="of:=HYPERLINK(&quot;https://leetcode.com/problems/minimum-path-sum&quot;;&quot;64&quot;)" office:value-type="string" office:string-value="64" calcext:value-type="string">
            <text:p>64</text:p>
          </table:table-cell>
          <table:table-cell table:style-name="ce12" table:formula="of:=HYPERLINK(&quot;https://leetcode.com/problems/triangle&quot;;&quot;120&quot;)" office:value-type="string" office:string-value="120" calcext:value-type="string">
            <text:p>120</text:p>
          </table:table-cell>
          <table:table-cell table:style-name="ce14" table:formula="of:=HYPERLINK(&quot;https://leetcode.com/problems/dungeon-game&quot;;&quot;174&quot;)" office:value-type="string" office:string-value="174" calcext:value-type="string">
            <text:p>174</text:p>
          </table:table-cell>
          <table:table-cell table:style-name="ce14" table:formula="of:=HYPERLINK(&quot;https://leetcode.com/problems/minimum-falling-path-sum/&quot;;&quot;931&quot;)" office:value-type="string" office:string-value="931" calcext:value-type="string">
            <text:p>931</text:p>
          </table:table-cell>
          <table:table-cell/>
          <table:table-cell table:style-name="ce5"/>
          <table:table-cell table:style-name="ce28" office:value-type="string" calcext:value-type="string" table:number-columns-spanned="1" table:number-rows-spanned="2">
            <text:p>I: O(mn), S = O(mn), T = O(mn)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HYPERLINK(&quot;https://leetcode.com/problems/delete-operation-for-two-strings/&quot;;&quot;Maximal Rectangle&quot;)" office:value-type="string" office:string-value="Maximal Rectangle" calcext:value-type="string">
            <office:annotation draw:style-name="gr3" draw:text-style-name="P2" svg:width="179.43pt" svg:height="42.75pt" svg:x="305.23pt" svg:y="558.4pt" draw:caption-point-x="-11.54pt" draw:caption-point-y="-22.99pt">
              <dc:date>2019-03-11T00:00:00</dc:date>
              <text:p text:style-name="P1">链接不对</text:p>
              <text:p text:style-name="P1"><text:tab/>-透明落地窗</text:p>
            </office:annotation>
            <text:p>Maximal Rectangle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maximal-square/&quot;;&quot;221&quot;)" office:value-type="string" office:string-value="221" calcext:value-type="string">
            <text:p>221</text:p>
          </table:table-cell>
          <table:table-cell table:style-name="ce25" table:formula="of:=HYPERLINK(&quot;https://leetcode.com/problems/range-sum-query-2d-immutable&quot;;&quot;304&quot;)" office:value-type="string" office:string-value="304" calcext:value-type="string">
            <text:p>304</text:p>
          </table:table-cell>
          <table:table-cell table:style-name="ce5"/>
          <table:table-cell table:number-columns-repeated="4"/>
          <table:covered-table-cell table:style-name="ce30"/>
          <table:table-cell table:number-columns-repeated="6"/>
        </table:table-row>
        <table:table-row table:style-name="ro3">
          <table:table-cell office:value-type="float" office:value="688" calcext:value-type="float">
            <text:p>688</text:p>
          </table:table-cell>
          <table:table-cell table:formula="of:=HYPERLINK(&quot;https://leetcode.com/problems/knight-probability-in-chessboard/&quot;;&quot;Knight Probability in Chessboard&quot;)" office:value-type="string" office:string-value="Knight Probability in Chessboard" calcext:value-type="string">
            <text:p>Knight Probability in Chessboard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out-of-boundary-paths/&quot;;&quot;576&quot;)" office:value-type="string" office:string-value="576" calcext:value-type="string">
            <text:p>576</text:p>
          </table:table-cell>
          <table:table-cell table:style-name="ce10" table:formula="of:=HYPERLINK(&quot;https://leetcode.com/problems/knight-dialer/&quot;;&quot;935&quot;)" office:value-type="string" office:string-value="935" calcext:value-type="string">
            <text:p>935</text:p>
          </table:table-cell>
          <table:table-cell table:number-columns-repeated="5"/>
          <table:table-cell office:value-type="string" calcext:value-type="string">
            <text:p>I: O(mn) + k, S = O(kmn) T = O(kmn)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Graph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HYPERLINK(&quot;https://leetcode.com/problems/clone-graph/&quot;;&quot;Clone Graph&quot;)" office:value-type="string" office:string-value="Clone Graph" calcext:value-type="string">
            <text:p>Clone Graph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copy-list-with-random-pointer/&quot;;&quot;138&quot;)" office:value-type="string" office:string-value="138" calcext:value-type="string">
            <office:annotation draw:style-name="gr6" draw:text-style-name="P2" svg:width="162pt" svg:height="200.24pt" svg:x="433.25pt" svg:y="625.41pt" draw:caption-point-x="-11.54pt" draw:caption-point-y="-22.99pt">
              <dc:date>2019-03-11T00:00:00</dc:date>
              <text:p text:style-name="P1">这题其实跟138很像？</text:p>
              <text:p text:style-name="P1"><text:tab/>-Sijia Zhang</text:p>
              <text:p text:style-name="P1">确实，加上了。谢谢！</text:p>
              <text:p text:style-name="P1"><text:tab/>-Hua Hua</text:p>
              <text:p text:style-name="P1">_Marked as resolved_</text:p>
              <text:p text:style-name="P1"><text:tab/>-Sijia Zhang</text:p>
              <text:p text:style-name="P1">_Re-opened_</text:p>
              <text:p text:style-name="P1"><text:tab/>-李寻欢</text:p>
              <text:p text:style-name="P1">_Marked as resolved_</text:p>
              <text:p text:style-name="P1"><text:tab/>-Chen Chen</text:p>
              <text:p text:style-name="P1">_Re-opened_</text:p>
              <text:p text:style-name="P1"><text:tab/>-Chen Chen</text:p>
            </office:annotation>
            <text:p>138</text:p>
          </table:table-cell>
          <table:table-cell table:number-columns-repeated="6"/>
          <table:table-cell office:value-type="string" calcext:value-type="string">
            <text:p>queue + hashtable</text:p>
          </table:table-cell>
          <table:table-cell table:number-columns-repeated="6"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leetcode.com/problems/number-of-islands" xlink:type="simple">Number of Islands</text:a></text:p>
          </table:table-cell>
          <table:table-cell office:value-type="string" calcext:value-type="string">
            <text:p>★★</text:p>
          </table:table-cell>
          <table:table-cell table:style-name="ce10" table:formula="of:=HYPERLINK(&quot;https://leetcode.com/problems/friend-circles/&quot;;&quot;547&quot;)" office:value-type="string" office:string-value="547" calcext:value-type="string">
            <text:p>547</text:p>
          </table:table-cell>
          <table:table-cell table:style-name="ce12" table:formula="of:=HYPERLINK(&quot;https://leetcode.com/problems/max-area-of-island&quot;;&quot;695&quot;)" office:value-type="string" office:string-value="695" calcext:value-type="string">
            <text:p>695</text:p>
          </table:table-cell>
          <table:table-cell table:style-name="ce25" table:formula="of:=HYPERLINK(&quot;https://leetcode.com/problems/flood-fill/&quot;;&quot;733&quot;)" office:value-type="string" office:string-value="733" calcext:value-type="string">
            <text:p>733</text:p>
          </table:table-cell>
          <table:table-cell table:style-name="ce14" table:formula="of:=HYPERLINK(&quot;https://leetcode.com/problems/making-a-large-island/&quot;;&quot;827&quot;)" office:value-type="string" office:string-value="827" calcext:value-type="string">
            <text:p>827</text:p>
          </table:table-cell>
          <table:table-cell table:number-columns-repeated="2"/>
          <table:table-cell table:style-name="ce5"/>
          <table:table-cell office:value-type="string" calcext:value-type="string">
            <text:p>grid + connected components</text:p>
          </table:table-cell>
          <table:table-cell table:number-columns-repeated="6"/>
        </table:table-row>
        <table:table-row table:style-name="ro3">
          <table:table-cell office:value-type="float" office:value="841" calcext:value-type="float">
            <text:p>841</text:p>
          </table:table-cell>
          <table:table-cell table:formula="of:=HYPERLINK(&quot;https://leetcode.com/problems/keys-and-rooms/&quot;;&quot;Keys and Rooms&quot;)" office:value-type="string" office:string-value="Keys and Rooms" calcext:value-type="string">
            <text:p>Keys and Rooms</text:p>
          </table:table-cell>
          <table:table-cell office:value-type="string" calcext:value-type="string">
            <text:p>★★</text:p>
          </table:table-cell>
          <table:table-cell table:number-columns-repeated="3"/>
          <table:table-cell table:style-name="ce11"/>
          <table:table-cell table:number-columns-repeated="2"/>
          <table:table-cell table:style-name="ce5"/>
          <table:table-cell office:value-type="string" calcext:value-type="string">
            <text:p>connected components</text:p>
          </table:table-cell>
          <table:table-cell table:number-columns-repeated="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HYPERLINK(&quot;https://leetcode.com/problems/course-schedule/&quot;;&quot;Course Schedule&quot;)" office:value-type="string" office:string-value="Course Schedule" calcext:value-type="string">
            <text:p>Course Schedule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course-schedule-ii/&quot;;&quot;210&quot;)" office:value-type="string" office:string-value="210" calcext:value-type="string">
            <text:p>210</text:p>
          </table:table-cell>
          <table:table-cell table:style-name="ce10" table:formula="of:=HYPERLINK(&quot;https://leetcode.com/problems/find-eventual-safe-states&quot;;&quot;802&quot;)" office:value-type="string" office:string-value="802" calcext:value-type="string">
            <text:p>802</text:p>
          </table:table-cell>
          <table:table-cell/>
          <table:table-cell table:style-name="ce11"/>
          <table:table-cell table:number-columns-repeated="2"/>
          <table:table-cell table:style-name="ce5"/>
          <table:table-cell office:value-type="string" calcext:value-type="string">
            <text:p>topology sorting</text:p>
          </table:table-cell>
          <table:table-cell table:number-columns-repeated="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HYPERLINK(&quot;https://leetcode.com/problems/evaluate-division&quot;;&quot;Evaluate Division&quot;)" office:value-type="string" office:string-value="Evaluate Division" calcext:value-type="string">
            <text:p>Evaluate Division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similar-string-groups&quot;;&quot;839&quot;)" office:value-type="string" office:string-value="839" calcext:value-type="string">
            <text:p>839</text:p>
          </table:table-cell>
          <table:table-cell table:style-name="ce14" table:formula="of:=HYPERLINK(&quot;https://leetcode.com/problems/largest-component-size-by-common-factor/&quot;;&quot;952&quot;)" office:value-type="string" office:string-value="952" calcext:value-type="string">
            <text:p>952</text:p>
          </table:table-cell>
          <table:table-cell table:style-name="ce10" table:formula="of:=HYPERLINK(&quot;https://leetcode.com/problems/satisfiability-of-equality-equations&quot;;&quot;990&quot;)" office:value-type="string" office:string-value="990" calcext:value-type="string">
            <text:p>990</text:p>
          </table:table-cell>
          <table:table-cell table:style-name="ce10" table:formula="of:=HYPERLINK(&quot;https://leetcode.com/problems/accounts-merge/&quot;;&quot;721&quot;)" office:value-type="string" office:string-value="721" calcext:value-type="string">
            <text:p>721</text:p>
          </table:table-cell>
          <table:table-cell table:number-columns-repeated="3"/>
          <table:table-cell office:value-type="string" calcext:value-type="string">
            <text:p>union find</text:p>
          </table:table-cell>
          <table:table-cell table:number-columns-repeated="6"/>
        </table:table-row>
        <table:table-row table:style-name="ro3">
          <table:table-cell office:value-type="float" office:value="785" calcext:value-type="float">
            <text:p>785</text:p>
          </table:table-cell>
          <table:table-cell table:formula="of:=HYPERLINK(&quot;https://leetcode.com/problems/is-graph-bipartite&quot;;&quot;Is Graph Bipartite?&quot;)" office:value-type="string" office:string-value="Is Graph Bipartite?" calcext:value-type="string">
            <text:p>Is Graph Bipartite?</text:p>
          </table:table-cell>
          <table:table-cell office:value-type="string" calcext:value-type="string">
            <text:p>★★★</text:p>
          </table:table-cell>
          <table:table-cell table:number-columns-repeated="7"/>
          <table:table-cell office:value-type="string" calcext:value-type="string">
            <text:p>bipartition</text:p>
          </table:table-cell>
          <table:table-cell table:number-columns-repeated="6"/>
        </table:table-row>
        <table:table-row table:style-name="ro3">
          <table:table-cell office:value-type="float" office:value="684" calcext:value-type="float">
            <text:p>684</text:p>
          </table:table-cell>
          <table:table-cell table:formula="of:=HYPERLINK(&quot;https://leetcode.com/problems/redundant-connection&quot;;&quot;Redundant Connection&quot;)" office:value-type="string" office:string-value="Redundant Connection" calcext:value-type="string">
            <text:p>Redundant Connection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redundant-connection-ii&quot;;&quot;685&quot;)" office:value-type="string" office:string-value="685" calcext:value-type="string">
            <text:p>685</text:p>
          </table:table-cell>
          <table:table-cell table:style-name="ce10" table:formula="of:=HYPERLINK(&quot;https://leetcode.com/problems/cheapest-flights-within-k-stops/&quot;;&quot;787&quot;)" office:value-type="string" office:string-value="787" calcext:value-type="string">
            <office:annotation draw:style-name="gr7" draw:text-style-name="P2" svg:width="162pt" svg:height="44.73pt" svg:x="497.25pt" svg:y="708.41pt" draw:caption-point-x="-11.54pt" draw:caption-point-y="-22pt">
              <dc:date>2019-03-11T00:00:00</dc:date>
              <text:p text:style-name="P1">这题常规解法:Dijkstra, bfs, DP。请问用UnionFind如何解？</text:p>
              <text:p text:style-name="P1"><text:tab/>-Weihao Liu</text:p>
            </office:annotation>
            <text:p>787</text:p>
          </table:table-cell>
          <table:table-cell table:style-name="ce5"/>
          <table:table-cell table:number-columns-repeated="4"/>
          <table:table-cell table:style-name="ce6" office:value-type="string" calcext:value-type="string">
            <text:p>cycle, union find</text:p>
          </table:table-cell>
          <table:table-cell table:number-columns-repeated="6"/>
        </table:table-row>
        <table:table-row table:style-name="ro3">
          <table:table-cell office:value-type="float" office:value="743" calcext:value-type="float">
            <text:p>743</text:p>
          </table:table-cell>
          <table:table-cell table:formula="of:=HYPERLINK(&quot;https://leetcode.com/problems/network-delay-time&quot;;&quot;Network Delay Time&quot;)" office:value-type="string" office:string-value="Network Delay Time" calcext:value-type="string">
            <text:p>Network Delay Time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reachable-nodes-in-subdivided-graph/&quot;;&quot;882&quot;)" office:value-type="string" office:string-value="882" calcext:value-type="string">
            <office:annotation draw:style-name="gr2" draw:text-style-name="P2" svg:width="162pt" svg:height="43.23pt" svg:x="433.25pt" svg:y="722.95pt" draw:caption-point-x="-11.54pt" draw:caption-point-y="-22.73pt">
              <dc:date>2019-03-11T00:00:00</dc:date>
              <text:p text:style-name="P1">this question is not a good question I feel, do we have other recommendations.</text:p>
              <text:p text:style-name="P1"><text:tab/>-DUAN JIANG</text:p>
            </office:annotation>
            <text:p>882</text:p>
          </table:table-cell>
          <table:table-cell table:number-columns-repeated="6"/>
          <table:table-cell office:value-type="string" calcext:value-type="string">
            <text:p>shortest path</text:p>
          </table:table-cell>
          <table:table-cell table:number-columns-repeated="6"/>
        </table:table-row>
        <table:table-row table:style-name="ro3">
          <table:table-cell office:value-type="float" office:value="847" calcext:value-type="float">
            <text:p>847</text:p>
          </table:table-cell>
          <table:table-cell table:formula="of:=HYPERLINK(&quot;https://leetcode.com/problems/shortest-path-visiting-all-nodes/&quot;;&quot;Shortest Path Visiting All Nodes&quot;)" office:value-type="string" office:string-value="Shortest Path Visiting All Nodes" calcext:value-type="string">
            <text:p>Shortest Path Visiting All Nodes</text:p>
          </table:table-cell>
          <table:table-cell office:value-type="string" calcext:value-type="string">
            <text:p>★★★★</text:p>
          </table:table-cell>
          <table:table-cell table:style-name="ce14" table:formula="of:=HYPERLINK(&quot;https://leetcode.com/problems/bus-routes/&quot;;&quot;815&quot;)" office:value-type="string" office:string-value="815" calcext:value-type="string">
            <text:p>815</text:p>
          </table:table-cell>
          <table:table-cell table:style-name="ce14" table:formula="of:=HYPERLINK(&quot;https://leetcode.com/problems/shortest-path-to-get-all-keys/&quot;;&quot;864&quot;)" office:value-type="string" office:string-value="864" calcext:value-type="string">
            <text:p>864</text:p>
          </table:table-cell>
          <table:table-cell table:style-name="ce14" table:formula="of:=HYPERLINK(&quot;https://leetcode.com/problems/minimize-malware-spread/&quot;;&quot;924&quot;)" office:value-type="string" office:string-value="924" calcext:value-type="string">
            <text:p>924</text:p>
          </table:table-cell>
          <table:table-cell table:style-name="ce5" table:number-columns-repeated="2"/>
          <table:table-cell table:number-columns-repeated="2"/>
          <table:table-cell office:value-type="string" calcext:value-type="string">
            <text:p>BFS</text:p>
          </table:table-cell>
          <table:table-cell table:number-columns-repeated="6"/>
        </table:table-row>
        <table:table-row table:style-name="ro3">
          <table:table-cell office:value-type="float" office:value="943" calcext:value-type="float">
            <text:p>943</text:p>
          </table:table-cell>
          <table:table-cell table:formula="of:=HYPERLINK(&quot;https://leetcode.com/problems/find-the-shortest-superstring/&quot;;&quot;Find the Shortest Superstring&quot;)" office:value-type="string" office:string-value="Find the Shortest Superstring" calcext:value-type="string">
            <text:p>Find the Shortest Superstring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unique-paths-iii/&quot;;&quot;980&quot;)" office:value-type="string" office:string-value="980" calcext:value-type="string">
            <text:p>980</text:p>
          </table:table-cell>
          <table:table-cell table:style-name="ce14" table:formula="of:=HYPERLINK(&quot;https://leetcode.com/problems/number-of-squareful-arrays/&quot;;&quot;996&quot;)" office:value-type="string" office:string-value="996" calcext:value-type="string">
            <text:p>996</text:p>
          </table:table-cell>
          <table:table-cell/>
          <table:table-cell table:style-name="ce5" table:number-columns-repeated="2"/>
          <table:table-cell table:number-columns-repeated="2"/>
          <table:table-cell office:value-type="string" calcext:value-type="string">
            <text:p>Hamiltonian path (DFS / DP)</text:p>
          </table:table-cell>
          <table:table-cell table:number-columns-repeated="6"/>
        </table:table-row>
        <table:table-row table:style-name="ro3">
          <table:table-cell office:value-type="float" office:value="959" calcext:value-type="float">
            <text:p>959</text:p>
          </table:table-cell>
          <table:table-cell table:formula="of:=HYPERLINK(&quot;https://leetcode.com/problems/regions-cut-by-slashes/&quot;;&quot;Regions Cut By Slashes&quot;)" office:value-type="string" office:string-value="Regions Cut By Slashes" calcext:value-type="string">
            <text:p>Regions Cut By Slashes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office:value-type="string" calcext:value-type="string">
            <text:p>union find / grid + connected component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Tree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6" table:number-rows-spanned="1">
            <text:p>Similar Problems</text:p>
          </table:table-cell>
          <table:covered-table-cell table:number-columns-repeated="4" table:style-name="ce23"/>
          <table:covered-table-cell table:style-name="ce27"/>
          <table:table-cell table:style-name="ce9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HYPERLINK(&quot;https://leetcode.com/problems/binary-tree-inorder-traversal/&quot;;&quot;Binary Tree Inorder Traversal&quot;)" office:value-type="string" office:string-value="Binary Tree Inorder Traversal" calcext:value-type="string">
            <text:p>Binary Tree Inorder Traversal</text:p>
          </table:table-cell>
          <table:table-cell office:value-type="string" calcext:value-type="string">
            <text:p>★</text:p>
          </table:table-cell>
          <table:table-cell table:style-name="ce16" table:formula="of:=HYPERLINK(&quot;https://leetcode.com/problems/n-ary-tree-preorder-traversal&quot;;&quot;589&quot;)" office:value-type="string" office:string-value="589" calcext:value-type="string">
            <text:p>589</text:p>
          </table:table-cell>
          <table:table-cell table:style-name="ce17" table:formula="of:=HYPERLINK(&quot;https://leetcode.com/problems/n-ary-tree-postorder-traversal&quot;;&quot;590&quot;)" office:value-type="string" office:string-value="590" calcext:value-type="string">
            <text:p>590</text:p>
          </table:table-cell>
          <table:table-cell table:number-columns-repeated="5"/>
          <table:table-cell office:value-type="string" calcext:value-type="string">
            <text:p>traversal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HYPERLINK(&quot;https://leetcode.com/problems/same-tree/&quot;;&quot;Same Tree&quot;)" office:value-type="string" office:string-value="Same Tree" calcext:value-type="string">
            <office:annotation draw:style-name="gr3" draw:text-style-name="P2" svg:width="166.71pt" svg:height="42.75pt" svg:x="305.23pt" svg:y="831.6pt" draw:caption-point-x="-11.54pt" draw:caption-point-y="-22.99pt">
              <dc:date>2019-03-11T00:00:00</dc:date>
              <text:p text:style-name="P1">LC 572 Subtree of Another Tree</text:p>
              <text:p text:style-name="P1"><text:tab/>-Dinghao LI</text:p>
            </office:annotation>
            <text:p>Same Tree</text:p>
          </table:table-cell>
          <table:table-cell office:value-type="string" calcext:value-type="string">
            <text:p>★★</text:p>
          </table:table-cell>
          <table:table-cell table:style-name="ce16" table:formula="of:=HYPERLINK(&quot;https://leetcode.com/problems/symmetric-tree/&quot;;&quot;101&quot;)" office:value-type="string" office:string-value="101" calcext:value-type="string">
            <text:p>101</text:p>
          </table:table-cell>
          <table:table-cell table:style-name="ce17" table:formula="of:=HYPERLINK(&quot;https://leetcode.com/problems/maximum-depth-of-binary-tree/&quot;;&quot;104&quot;)" office:value-type="string" office:string-value="104" calcext:value-type="string">
            <text:p>104</text:p>
          </table:table-cell>
          <table:table-cell table:style-name="ce17" table:formula="of:=HYPERLINK(&quot;https://leetcode.com/problems/balanced-binary-tree/&quot;;&quot;110&quot;)" office:value-type="string" office:string-value="110" calcext:value-type="string">
            <text:p>110</text:p>
          </table:table-cell>
          <table:table-cell table:style-name="ce16" table:formula="of:=HYPERLINK(&quot;https://leetcode.com/problems/minimum-depth-of-binary-tree&quot;;&quot;111&quot;)" office:value-type="string" office:string-value="111" calcext:value-type="string">
            <text:p>111</text:p>
          </table:table-cell>
          <table:table-cell table:style-name="ce17" table:formula="of:=HYPERLINK(&quot;https://leetcode.com/problems/subtree-of-another-tree&quot;;&quot;572&quot;)" office:value-type="string" office:string-value="572" calcext:value-type="string">
            <text:p>572</text:p>
          </table:table-cell>
          <table:table-cell table:style-name="ce17" table:formula="of:=HYPERLINK(&quot;https://leetcode.com/problems/univalued-binary-tree/&quot;;&quot;965&quot;)" office:value-type="string" office:string-value="965" calcext:value-type="string">
            <text:p>965</text:p>
          </table:table-cell>
          <table:table-cell table:style-name="ce5" table:number-columns-repeated="2"/>
          <table:table-cell table:number-columns-repeated="6"/>
        </table:table-row>
        <table:table-row table:style-name="ro3">
          <table:table-cell office:value-type="float" office:value="102" calcext:value-type="float">
            <office:annotation draw:style-name="gr3" draw:text-style-name="P2" svg:width="332.56pt" svg:height="42.75pt" svg:x="75.23pt" svg:y="845.38pt" draw:caption-point-x="-11.54pt" draw:caption-point-y="-22.96pt">
              <dc:date>2019-03-11T00:00:00</dc:date>
              <text:p text:style-name="P1">ByteDance 面试中有103</text:p>
              <text:p text:style-name="P1"><text:tab/>-Dinghao LI</text:p>
            </office:annotation>
            <text:p>102</text:p>
          </table:table-cell>
          <table:table-cell table:formula="of:=HYPERLINK(&quot;https://leetcode.com/problems/binary-tree-level-order-traversal/&quot;;&quot;Binary Tree Level Order Traversal&quot;)" office:value-type="string" office:string-value="Binary Tree Level Order Traversal" calcext:value-type="string">
            <office:annotation draw:style-name="gr3" draw:text-style-name="P2" svg:width="166.71pt" svg:height="42.75pt" svg:x="305.23pt" svg:y="845.38pt" draw:caption-point-x="-11.54pt" draw:caption-point-y="-22.96pt">
              <dc:date>2019-03-11T00:00:00</dc:date>
              <text:p text:style-name="P1">103. Binary Tree Zigzag Level Order Traversal</text:p>
              <text:p text:style-name="P1"><text:tab/>-透明落地窗</text:p>
            </office:annotation>
            <text:p>Binary Tree Level Order Traversal</text:p>
          </table:table-cell>
          <table:table-cell office:value-type="string" calcext:value-type="string">
            <text:p>★★</text:p>
          </table:table-cell>
          <table:table-cell table:style-name="ce16" table:formula="of:=HYPERLINK(&quot;https://leetcode.com/problems/binary-tree-level-order-traversal-ii&quot;;&quot;107&quot;)" office:value-type="string" office:string-value="107" calcext:value-type="string">
            <text:p>107</text:p>
          </table:table-cell>
          <table:table-cell table:style-name="ce17" table:formula="of:=HYPERLINK(&quot;https://leetcode.com/problems/n-ary-tree-level-order-traversal&quot;;&quot;429&quot;)" office:value-type="string" office:string-value="429" calcext:value-type="string">
            <text:p>429</text:p>
          </table:table-cell>
          <table:table-cell table:style-name="ce17" table:formula="of:=HYPERLINK(&quot;https://leetcode.com/problems/leaf-similar-trees/&quot;;&quot;872&quot;)" office:value-type="string" office:string-value="872" calcext:value-type="string">
            <text:p>872</text:p>
          </table:table-cell>
          <table:table-cell table:style-name="ce17" table:formula="of:=HYPERLINK(&quot;https://leetcode.com/problems/vertical-order-traversal-of-a-binary-tree&quot;;&quot;987&quot;)" office:value-type="string" office:string-value="987" calcext:value-type="string">
            <text:p>987</text:p>
          </table:table-cell>
          <table:table-cell table:number-columns-repeated="3"/>
          <table:table-cell office:value-type="string" calcext:value-type="string">
            <text:p>collecting nodes</text:p>
          </table:table-cell>
          <table:table-cell table:number-columns-repeated="6"/>
        </table:table-row>
        <table:table-row table:style-name="ro3">
          <table:table-cell office:value-type="float" office:value="814" calcext:value-type="float">
            <text:p>814</text:p>
          </table:table-cell>
          <table:table-cell table:formula="of:=HYPERLINK(&quot;https://leetcode.com/problems/binary-tree-pruning/&quot;;&quot;Binary Tree Pruning&quot;)" office:value-type="string" office:string-value="Binary Tree Pruning" calcext:value-type="string">
            <text:p>Binary Tree Pruning</text:p>
          </table:table-cell>
          <table:table-cell office:value-type="string" calcext:value-type="string">
            <text:p>★★</text:p>
          </table:table-cell>
          <table:table-cell table:style-name="ce16" table:formula="of:=HYPERLINK(&quot;https://leetcode.com/problems/trim-a-binary-search-tree/&quot;;&quot;669&quot;)" office:value-type="string" office:string-value="669" calcext:value-type="string">
            <text:p>669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HYPERLINK(&quot;https://leetcode.com/problems/path-sum/&quot;;&quot;Path Sum&quot;)" office:value-type="string" office:string-value="Path Sum" calcext:value-type="string">
            <text:p>Path Sum</text:p>
          </table:table-cell>
          <table:table-cell office:value-type="string" calcext:value-type="string">
            <text:p>★★★</text:p>
          </table:table-cell>
          <table:table-cell table:style-name="ce16" table:formula="of:=HYPERLINK(&quot;https://leetcode.com/problems/path-sum-ii&quot;;&quot;113&quot;)" office:value-type="string" office:string-value="113" calcext:value-type="string">
            <text:p>113</text:p>
          </table:table-cell>
          <table:table-cell table:style-name="ce17" table:formula="of:=HYPERLINK(&quot;https://leetcode.com/problems/path-sum-iii&quot;;&quot;437&quot;)" office:value-type="string" office:string-value="437" calcext:value-type="string">
            <text:p>437</text:p>
          </table:table-cell>
          <table:table-cell table:style-name="ce5"/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HYPERLINK(&quot;https://leetcode.com/problems/binary-tree-maximum-path-sum/&quot;;&quot;Binary Tree Maximum Path Sum&quot;)" office:value-type="string" office:string-value="Binary Tree Maximum Path Sum" calcext:value-type="string">
            <text:p>Binary Tree Maximum Path Sum</text:p>
          </table:table-cell>
          <table:table-cell office:value-type="string" calcext:value-type="string">
            <text:p>★★★</text:p>
          </table:table-cell>
          <table:table-cell table:style-name="ce16" table:formula="of:=HYPERLINK(&quot;https://leetcode.com/problems/diameter-of-binary-tree/&quot;;&quot;543&quot;)" office:value-type="string" office:string-value="543" calcext:value-type="string">
            <text:p>543</text:p>
          </table:table-cell>
          <table:table-cell table:style-name="ce17" table:formula="of:=HYPERLINK(&quot;https://leetcode.com/problems/longest-univalue-path/&quot;;&quot;687&quot;)" office:value-type="string" office:string-value="687" calcext:value-type="string">
            <text:p>687</text:p>
          </table:table-cell>
          <table:table-cell table:style-name="ce5"/>
          <table:table-cell table:number-columns-repeated="4"/>
          <table:table-cell office:value-type="string" calcext:value-type="string">
            <text:p>Use both children, return one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HYPERLINK(&quot;https://leetcode.com/problems/sum-root-to-leaf-numbers/&quot;;&quot;Sum Root to Leaf Numbers&quot;)" office:value-type="string" office:string-value="Sum Root to Leaf Numbers" calcext:value-type="string">
            <text:p>Sum Root to Leaf Numbers</text:p>
          </table:table-cell>
          <table:table-cell office:value-type="string" calcext:value-type="string">
            <text:p>★★★</text:p>
          </table:table-cell>
          <table:table-cell table:style-name="ce17" table:formula="of:=HYPERLINK(&quot;https://leetcode.com/problems/binary-tree-paths/&quot;;&quot;257&quot;)" office:value-type="string" office:string-value="257" calcext:value-type="string">
            <text:p>257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HYPERLINK(&quot;https://leetcode.com/problems/lowest-common-ancestor-of-a-binary-tree/&quot;;&quot;Lowest Common Ancestor of a Binary Tree&quot;)" office:value-type="string" office:string-value="Lowest Common Ancestor of a Binary Tree" calcext:value-type="string">
            <text:p>Lowest Common Ancestor of a Binary Tree</text:p>
          </table:table-cell>
          <table:table-cell office:value-type="string" calcext:value-type="string">
            <text:p>★★★</text:p>
          </table:table-cell>
          <table:table-cell table:style-name="ce16" table:formula="of:=HYPERLINK(&quot;https://leetcode.com/problems/lowest-common-ancestor-of-a-binary-search-tree&quot;;&quot;235&quot;)" office:value-type="string" office:string-value="235" calcext:value-type="string">
            <text:p>235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HYPERLINK(&quot;https://leetcode.com/problems/serialize-and-deserialize-binary-tree/&quot;;&quot;Serialize and Deserialize Binary Tree&quot;)" office:value-type="string" office:string-value="Serialize and Deserialize Binary Tree" calcext:value-type="string">
            <text:p>Serialize and Deserialize Binary Tree</text:p>
          </table:table-cell>
          <table:table-cell office:value-type="string" calcext:value-type="string">
            <text:p>★★★</text:p>
          </table:table-cell>
          <table:table-cell table:style-name="ce16" table:formula="of:=HYPERLINK(&quot;https://leetcode.com/problems/serialize-and-deserialize-bst&quot;;&quot;449&quot;)" office:value-type="string" office:string-value="449" calcext:value-type="string">
            <text:p>449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508" calcext:value-type="float">
            <text:p>508</text:p>
          </table:table-cell>
          <table:table-cell table:formula="of:=HYPERLINK(&quot;https://leetcode.com/problems/most-frequent-subtree-sum/&quot;;&quot;Most Frequent Subtree Sum&quot;)" office:value-type="string" office:string-value="Most Frequent Subtree Sum" calcext:value-type="string">
            <text:p>Most Frequent Subtree Sum</text:p>
          </table:table-cell>
          <table:table-cell office:value-type="string" calcext:value-type="string">
            <text:p>★★★</text:p>
          </table:table-cell>
          <table:table-cell table:number-columns-repeated="7"/>
          <table:table-cell table:style-name="ce5"/>
          <table:table-cell table:number-columns-repeated="6"/>
        </table:table-row>
        <table:table-row table:style-name="ro3">
          <table:table-cell office:value-type="float" office:value="968" calcext:value-type="float">
            <text:p>968</text:p>
          </table:table-cell>
          <table:table-cell table:formula="of:=HYPERLINK(&quot;https://leetcode.com/problems/binary-tree-cameras/&quot;;&quot;Binary Tree Cameras&quot;)" office:value-type="string" office:string-value="Binary Tree Cameras" calcext:value-type="string">
            <text:p>Binary Tree Cameras</text:p>
          </table:table-cell>
          <table:table-cell office:value-type="string" calcext:value-type="string">
            <text:p>★★★★</text:p>
          </table:table-cell>
          <table:table-cell table:style-name="ce17" table:formula="of:=HYPERLINK(&quot;https://leetcode.com/problems/house-robber-iii/&quot;;&quot;337&quot;)" office:value-type="string" office:string-value="337" calcext:value-type="string">
            <office:annotation draw:style-name="gr3" draw:text-style-name="P2" svg:width="162pt" svg:height="42.75pt" svg:x="433.25pt" svg:y="955.79pt" draw:caption-point-x="-11.54pt" draw:caption-point-y="-22.96pt">
              <dc:date>2019-03-11T00:00:00</dc:date>
              <text:p text:style-name="P1">This is no longer a binary tree problem.</text:p>
              <text:p text:style-name="P1"><text:tab/>-Edwin Chen</text:p>
            </office:annotation>
            <text:p>337</text:p>
          </table:table-cell>
          <table:table-cell table:style-name="ce16" table:formula="of:=HYPERLINK(&quot;https://leetcode.com/problems/distribute-coins-in-binary-tree&quot;;&quot;979&quot;)" office:value-type="string" office:string-value="979" calcext:value-type="string">
            <text:p>979</text:p>
          </table:table-cell>
          <table:table-cell table:number-columns-repeated="5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binary search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HYPERLINK(&quot;https://leetcode.com/problems/search-insert-position/&quot;;&quot;Search Insert Position&quot;)" office:value-type="string" office:string-value="Search Insert Position" calcext:value-type="string">
            <text:p>Search Insert Position</text:p>
          </table:table-cell>
          <table:table-cell office:value-type="string" calcext:value-type="string">
            <text:p>★★</text:p>
          </table:table-cell>
          <table:table-cell table:style-name="ce10" table:formula="of:=HYPERLINK(&quot;https://leetcode.com/problems/find-first-and-last-position-of-element-in-sorted-array/&quot;;&quot;34&quot;)" office:value-type="string" office:string-value="34" calcext:value-type="string">
            <text:p>34</text:p>
          </table:table-cell>
          <table:table-cell table:style-name="ce15" table:formula="of:=HYPERLINK(&quot;https://leetcode.com/problems/binary-search/&quot;;&quot;704&quot;)" office:value-type="string" office:string-value="704" calcext:value-type="string">
            <text:p>704</text:p>
          </table:table-cell>
          <table:table-cell table:style-name="ce10" table:formula="of:=HYPERLINK(&quot;https://leetcode.com/problems/time-based-key-value-store&quot;;&quot;981&quot;)" office:value-type="string" office:string-value="981" calcext:value-type="string">
            <text:p>981</text:p>
          </table:table-cell>
          <table:table-cell table:number-columns-repeated="3"/>
          <table:table-cell table:style-name="ce5"/>
          <table:table-cell office:value-type="string" calcext:value-type="string">
            <text:p>upper_bound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HYPERLINK(&quot;https://leetcode.com/problems/search-in-rotated-sorted-array&quot;;&quot;Search in Rotated Sorted Array&quot;)" office:value-type="string" office:string-value="Search in Rotated Sorted Array" calcext:value-type="string">
            <text:p>Search in Rotated Sorted Array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search-in-rotated-sorted-array-ii/&quot;;&quot;81&quot;)" office:value-type="string" office:string-value="81" calcext:value-type="string">
            <text:p>81</text:p>
          </table:table-cell>
          <table:table-cell table:style-name="ce10" table:formula="of:=HYPERLINK(&quot;https://leetcode.com/problems/find-minimum-in-rotated-sorted-array/&quot;;&quot;153&quot;)" office:value-type="string" office:string-value="153" calcext:value-type="string">
            <text:p>153</text:p>
          </table:table-cell>
          <table:table-cell table:style-name="ce10" table:formula="of:=HYPERLINK(&quot;https://leetcode.com/problems/find-minimum-in-rotated-sorted-array-ii&quot;;&quot;154&quot;)" office:value-type="string" office:string-value="154" calcext:value-type="string">
            <text:p>154</text:p>
          </table:table-cell>
          <table:table-cell table:style-name="ce12" table:formula="of:=HYPERLINK(&quot;https://leetcode.com/problems/find-peak-element&quot;;&quot;162&quot;)" office:value-type="string" office:string-value="162" calcext:value-type="string">
            <text:p>162</text:p>
          </table:table-cell>
          <table:table-cell table:style-name="ce25" table:formula="of:=HYPERLINK(&quot;https://leetcode.com/problems/peak-index-in-a-mountain-array/&quot;;&quot;852&quot;)" office:value-type="string" office:string-value="852" calcext:value-type="string">
            <text:p>852</text:p>
          </table:table-cell>
          <table:table-cell/>
          <table:table-cell table:style-name="ce5"/>
          <table:table-cell office:value-type="string" calcext:value-type="string">
            <text:p>rotated / peak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HYPERLINK(&quot;https://leetcode.com/problems/sqrtx&quot;;&quot;Sqrt(x)&quot;)" office:value-type="string" office:string-value="Sqrt(x)" calcext:value-type="string">
            <text:p>Sqrt(x)</text:p>
          </table:table-cell>
          <table:table-cell office:value-type="string" calcext:value-type="string">
            <text:p>★★★</text:p>
          </table:table-cell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upper_bound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HYPERLINK(&quot;https://leetcode.com/problems/search-a-2d-matrix/&quot;;&quot;Search a 2D Matrix&quot;)" office:value-type="string" office:string-value="Search a 2D Matrix" calcext:value-type="string">
            <text:p>Search a 2D Matrix</text:p>
          </table:table-cell>
          <table:table-cell office:value-type="string" calcext:value-type="string">
            <text:p>★★★</text:p>
          </table:table-cell>
          <table:table-cell table:number-columns-repeated="2"/>
          <table:table-cell table:style-name="ce5"/>
          <table:table-cell table:number-columns-repeated="4"/>
          <table:table-cell table:style-name="ce6" office:value-type="string" calcext:value-type="string">
            <text:p>treat 2d as 1d</text:p>
          </table:table-cell>
          <table:table-cell table:number-columns-repeated="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HYPERLINK(&quot;https://leetcode.com/problems/kth-smallest-element-in-a-sorted-matrix/&quot;;&quot;Kth Smallest Element in a Sorted Matrix&quot;)" office:value-type="string" office:string-value="Kth Smallest Element in a Sorted Matrix" calcext:value-type="string">
            <text:p>Kth Smallest Element in a Sorted Matrix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kth-smallest-number-in-multiplication-table/&quot;;&quot;668&quot;)" office:value-type="string" office:string-value="668" calcext:value-type="string">
            <text:p>668</text:p>
          </table:table-cell>
          <table:table-cell table:number-columns-repeated="6"/>
          <table:table-cell office:value-type="string" calcext:value-type="string">
            <text:p>kth + matrix</text:p>
          </table:table-cell>
          <table:table-cell table:number-columns-repeated="6"/>
        </table:table-row>
        <table:table-row table:style-name="ro3">
          <table:table-cell office:value-type="float" office:value="778" calcext:value-type="float">
            <text:p>778</text:p>
          </table:table-cell>
          <table:table-cell table:formula="of:=HYPERLINK(&quot;https://leetcode.com/problems/swim-in-rising-water/&quot;;&quot;Swim in Rising Water&quot;)" office:value-type="string" office:string-value="Swim in Rising Water" calcext:value-type="string">
            <text:p>Swim in Rising Water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dungeon-game/&quot;;&quot;174&quot;)" office:value-type="string" office:string-value="174" calcext:value-type="string">
            <office:annotation draw:style-name="gr3" draw:text-style-name="P2" svg:width="162pt" svg:height="42.75pt" svg:x="433.25pt" svg:y="1077.99pt" draw:caption-point-x="-11.54pt" draw:caption-point-y="-22.96pt">
              <dc:date>2019-03-11T00:00:00</dc:date>
              <text:p text:style-name="P1">still need to use DP to check...</text:p>
              <text:p text:style-name="P1"><text:tab/>-Hua Hua</text:p>
            </office:annotation>
            <text:p>174</text:p>
          </table:table-cell>
          <table:table-cell table:style-name="ce10" table:formula="of:=HYPERLINK(&quot;https://leetcode.com/problems/koko-eating-bananas/&quot;;&quot;875&quot;)" office:value-type="string" office:string-value="875" calcext:value-type="string">
            <text:p>875</text:p>
          </table:table-cell>
          <table:table-cell table:number-columns-repeated="5"/>
          <table:table-cell office:value-type="string" calcext:value-type="string">
            <text:p>guess ans and check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HYPERLINK(&quot;https://leetcode.com/problems/median-of-two-sorted-arrays/&quot;;&quot;Median of Two Sorted Arrays&quot;)" office:value-type="string" office:string-value="Median of Two Sorted Arrays" calcext:value-type="string">
            <text:p>Median of Two Sorted Arrays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table:style-name="ce5"/>
          <table:table-cell table:number-columns-repeated="6"/>
        </table:table-row>
        <table:table-row table:style-name="ro3">
          <table:table-cell office:value-type="float" office:value="719" calcext:value-type="float">
            <text:p>719</text:p>
          </table:table-cell>
          <table:table-cell table:formula="of:=HYPERLINK(&quot;https://leetcode.com/problems/find-k-th-smallest-pair-distance/&quot;;&quot;Find K-th Smallest Pair Distance&quot;)" office:value-type="string" office:string-value="Find K-th Smallest Pair Distance" calcext:value-type="string">
            <text:p>Find K-th Smallest Pair Distance</text:p>
          </table:table-cell>
          <table:table-cell office:value-type="string" calcext:value-type="string">
            <text:p>★★★★</text:p>
          </table:table-cell>
          <table:table-cell table:style-name="ce14" table:formula="of:=HYPERLINK(&quot;https://leetcode.com/problems/k-th-smallest-prime-fraction/&quot;;&quot;786&quot;)" office:value-type="string" office:string-value="786" calcext:value-type="string">
            <text:p>786</text:p>
          </table:table-cell>
          <table:table-cell table:number-columns-repeated="2"/>
          <table:table-cell table:style-name="ce5" table:number-columns-repeated="2"/>
          <table:table-cell table:number-columns-repeated="2"/>
          <table:table-cell office:value-type="string" calcext:value-type="string">
            <text:p>kth + two pointers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BST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5" table:number-rows-spanned="1">
            <text:p>Similar Problems</text:p>
          </table:table-cell>
          <table:covered-table-cell table:number-columns-repeated="3" table:style-name="ce23"/>
          <table:covered-table-cell table:style-name="ce27"/>
          <table:table-cell table:style-name="ce4" office:value-type="string" calcext:value-type="string">
            <text:p>Comments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formula="of:=HYPERLINK(&quot;https://leetcode.com/problems/validate-binary-search-tree/&quot;;&quot;Validate Binary Search Tree&quot;)" office:value-type="string" office:string-value="Validate Binary Search Tree" calcext:value-type="string">
            <text:p>Validate Binary Search Tree</text:p>
          </table:table-cell>
          <table:table-cell office:value-type="string" calcext:value-type="string">
            <text:p>★★</text:p>
          </table:table-cell>
          <table:table-cell table:style-name="ce18" table:formula="of:=HYPERLINK(&quot;https://leetcode.com/problems/minimum-absolute-difference-in-bst&quot;;&quot;530&quot;)" office:value-type="string" office:string-value="530" calcext:value-type="string">
            <text:p>530</text:p>
          </table:table-cell>
          <table:table-cell table:style-name="ce5" table:number-columns-repeated="4"/>
          <table:table-cell table:style-name="ce4" office:value-type="string" calcext:value-type="string">
            <text:p>inorder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700" calcext:value-type="float">
            <text:p>700</text:p>
          </table:table-cell>
          <table:table-cell table:formula="of:=HYPERLINK(&quot;https://leetcode.com/problems/search-in-a-binary-search-tree/&quot;;&quot;Search in a Binary Search Tree&quot;)" office:value-type="string" office:string-value="Search in a Binary Search Tree" calcext:value-type="string">
            <text:p>Search in a Binary Search Tree</text:p>
          </table:table-cell>
          <table:table-cell office:value-type="string" calcext:value-type="string">
            <text:p>★★</text:p>
          </table:table-cell>
          <table:table-cell table:style-name="ce18" table:formula="of:=HYPERLINK(&quot;https://leetcode.com/problems/insert-into-a-binary-search-tree/&quot;;&quot;701&quot;)" office:value-type="string" office:string-value="701" calcext:value-type="string">
            <text:p>701</text:p>
          </table:table-cell>
          <table:table-cell table:style-name="ce5" table:number-columns-repeated="4"/>
          <table:table-cell table:style-name="ce4" office:value-type="string" calcext:value-type="string">
            <text:p>binary search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230" calcext:value-type="float">
            <text:p>230</text:p>
          </table:table-cell>
          <table:table-cell table:formula="of:=HYPERLINK(&quot;https://leetcode.com/problems/kth-smallest-element-in-a-bst&quot;;&quot;Kth Smallest Element in a BST&quot;)" office:value-type="string" office:string-value="Kth Smallest Element in a BST" calcext:value-type="string">
            <text:p>Kth Smallest Element in a BST</text:p>
          </table:table-cell>
          <table:table-cell office:value-type="string" calcext:value-type="string">
            <text:p>★★★</text:p>
          </table:table-cell>
          <table:table-cell table:style-name="ce19"/>
          <table:table-cell table:style-name="ce5" table:number-columns-repeated="4"/>
          <table:table-cell table:style-name="ce4" office:value-type="string" calcext:value-type="string">
            <text:p>inorder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formula="of:=HYPERLINK(&quot;https://leetcode.com/problems/recover-binary-search-tree/&quot;;&quot;Recover Binary Search Tree&quot;)" office:value-type="string" office:string-value="Recover Binary Search Tree" calcext:value-type="string">
            <text:p>Recover Binary Search Tree</text:p>
          </table:table-cell>
          <table:table-cell office:value-type="string" calcext:value-type="string">
            <text:p>★★★</text:p>
          </table:table-cell>
          <table:table-cell table:style-name="ce19"/>
          <table:table-cell table:style-name="ce5" table:number-columns-repeated="4"/>
          <table:table-cell table:style-name="ce4" office:value-type="string" calcext:value-type="string">
            <text:p>inorder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formula="of:=HYPERLINK(&quot;https://leetcode.com/problems/convert-sorted-array-to-binary-search-tree/&quot;;&quot;Convert Sorted Array to Binary Search Tree&quot;)" office:value-type="string" office:string-value="Convert Sorted Array to Binary Search Tree" calcext:value-type="string">
            <text:p>Convert Sorted Array to Binary Search Tree</text:p>
          </table:table-cell>
          <table:table-cell office:value-type="string" calcext:value-type="string">
            <text:p>★★★</text:p>
          </table:table-cell>
          <table:table-cell table:style-name="ce19"/>
          <table:table-cell table:style-name="ce5" table:number-columns-repeated="5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formula="of:=HYPERLINK(&quot;https://leetcode.com/problems/find-mode-in-binary-search-tree/&quot;;&quot;Find Mode in Binary Search Tree&quot;)" office:value-type="string" office:string-value="Find Mode in Binary Search Tree" calcext:value-type="string">
            <text:p>Find Mode in Binary Search Tree</text:p>
          </table:table-cell>
          <table:table-cell office:value-type="string" calcext:value-type="string">
            <text:p>★★★</text:p>
          </table:table-cell>
          <table:table-cell table:style-name="ce19"/>
          <table:table-cell table:style-name="ce5" table:number-columns-repeated="4"/>
          <table:table-cell table:style-name="ce4" office:value-type="string" calcext:value-type="string">
            <text:p>inorder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450" calcext:value-type="float">
            <text:p>450</text:p>
          </table:table-cell>
          <table:table-cell table:formula="of:=HYPERLINK(&quot;https://leetcode.com/problems/delete-node-in-a-bst/&quot;;&quot;Delete Node in a BST&quot;)" office:value-type="string" office:string-value="Delete Node in a BST" calcext:value-type="string">
            <text:p>Delete Node in a BST</text:p>
          </table:table-cell>
          <table:table-cell office:value-type="string" calcext:value-type="string">
            <text:p>★★★★</text:p>
          </table:table-cell>
          <table:table-cell table:style-name="ce19"/>
          <table:table-cell table:style-name="ce5" table:number-columns-repeated="4"/>
          <table:table-cell table:style-name="ce4" office:value-type="string" calcext:value-type="string">
            <text:p>binary search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List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HYPERLINK(&quot;https://leetcode.com/problems/add-two-numbers/&quot;;&quot;Add Two Numbers&quot;)" office:value-type="string" office:string-value="Add Two Numbers" calcext:value-type="string">
            <text:p>Add Two Numbers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add-two-numbers-ii/&quot;;&quot;445&quot;)" office:value-type="string" office:string-value="445" calcext:value-type="string">
            <text:p>445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HYPERLINK(&quot;https://leetcode.com/problems/swap-nodes-in-pairs/&quot;;&quot;Swap Nodes in Pairs&quot;)" office:value-type="string" office:string-value="Swap Nodes in Pairs" calcext:value-type="string">
            <text:p>Swap Nodes in Pairs</text:p>
          </table:table-cell>
          <table:table-cell office:value-type="string" calcext:value-type="string">
            <text:p>★★</text:p>
          </table:table-cell>
          <table:table-cell table:number-columns-repeated="3"/>
          <table:table-cell table:style-name="ce11"/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HYPERLINK(&quot;https://leetcode.com/problems/reverse-linked-list/&quot;;&quot;Reverse Linked List&quot;)" office:value-type="string" office:string-value="Reverse Linked List" calcext:value-type="string">
            <text:p>Reverse Linked List</text:p>
          </table:table-cell>
          <table:table-cell office:value-type="string" calcext:value-type="string">
            <text:p>★★</text:p>
          </table:table-cell>
          <table:table-cell table:number-columns-repeated="7"/>
          <table:table-cell table:style-name="ce5"/>
          <table:table-cell table:number-columns-repeated="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HYPERLINK(&quot;https://leetcode.com/problems/linked-list-cycle/&quot;;&quot;Linked List Cycle&quot;)" office:value-type="string" office:string-value="Linked List Cycle" calcext:value-type="string">
            <text:p>Linked List Cycle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linked-list-cycle-ii&quot;;&quot;142&quot;)" office:value-type="string" office:string-value="142" calcext:value-type="string">
            <text:p>142</text:p>
          </table:table-cell>
          <table:table-cell/>
          <table:table-cell table:style-name="ce5"/>
          <table:table-cell table:number-columns-repeated="4"/>
          <table:table-cell office:value-type="string" calcext:value-type="string">
            <text:p>fast/slow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HYPERLINK(&quot;https://leetcode.com/problems/merge-k-sorted-lists/&quot;;&quot;Merge k Sorted Lists&quot;)" office:value-type="string" office:string-value="Merge k Sorted Lists" calcext:value-type="string">
            <text:p>Merge k Sorted Lists</text:p>
          </table:table-cell>
          <table:table-cell office:value-type="string" calcext:value-type="string">
            <text:p>★★★</text:p>
          </table:table-cell>
          <table:table-cell table:style-name="ce15" table:formula="of:=HYPERLINK(&quot;https://leetcode.com/problems/merge-two-sorted-lists/&quot;;&quot;21&quot;)" office:value-type="string" office:string-value="21" calcext:value-type="string">
            <text:p>21</text:p>
          </table:table-cell>
          <table:table-cell table:number-columns-repeated="6"/>
          <table:table-cell office:value-type="string" calcext:value-type="string">
            <text:p>priority_queue</text:p>
          </table:table-cell>
          <table:table-cell table:number-columns-repeated="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HYPERLINK(&quot;https://leetcode.com/problems/insertion-sort-list/&quot;;&quot;Insertion Sort List&quot;)" office:value-type="string" office:string-value="Insertion Sort List" calcext:value-type="string">
            <text:p>Insertion Sort List</text:p>
          </table:table-cell>
          <table:table-cell office:value-type="string" calcext:value-type="string">
            <text:p>★★★</text:p>
          </table:table-cell>
          <table:table-cell table:number-columns-repeated="7"/>
          <table:table-cell office:value-type="string" calcext:value-type="string">
            <text:p>insertion sort</text:p>
          </table:table-cell>
          <table:table-cell table:number-columns-repeated="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HYPERLINK(&quot;https://leetcode.com/problems/sort-list/&quot;;&quot;Sort List&quot;)" office:value-type="string" office:string-value="Sort List" calcext:value-type="string">
            <text:p>Sort List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office:value-type="string" calcext:value-type="string">
            <text:p>merge sort O(1) space</text:p>
          </table:table-cell>
          <table:table-cell table:number-columns-repeated="6"/>
        </table:table-row>
        <table:table-row table:style-name="ro3">
          <table:table-cell office:value-type="float" office:value="707" calcext:value-type="float">
            <text:p>707</text:p>
          </table:table-cell>
          <table:table-cell table:formula="of:=HYPERLINK(&quot;https://leetcode.com/problems/design-linked-list&quot;;&quot;Design Linked List&quot;)" office:value-type="string" office:string-value="Design Linked List" calcext:value-type="string">
            <text:p>Design Linked List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Two Pointers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HYPERLINK(&quot;https://leetcode.com/problems/container-with-most-water/&quot;;&quot;Container With Most Water&quot;)" office:value-type="string" office:string-value="Container With Most Water" calcext:value-type="string">
            <text:p>Container With Most Water</text:p>
          </table:table-cell>
          <table:table-cell office:value-type="string" calcext:value-type="string">
            <text:p>★★</text:p>
          </table:table-cell>
          <table:table-cell table:style-name="ce20"/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HYPERLINK(&quot;https://leetcode.com/problems/two-sum-ii-input-array-is-sorted&quot;;&quot;Two Sum II - Input array is sorted&quot;)" office:value-type="string" office:string-value="Two Sum II - Input array is sorted" calcext:value-type="string">
            <text:p>Two Sum II - Input array is sorted</text:p>
          </table:table-cell>
          <table:table-cell office:value-type="string" calcext:value-type="string">
            <text:p>★★</text:p>
          </table:table-cell>
          <table:table-cell table:number-columns-repeated="3"/>
          <table:table-cell table:style-name="ce11"/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3">
          <table:table-cell office:value-type="float" office:value="977" calcext:value-type="float">
            <text:p>977</text:p>
          </table:table-cell>
          <table:table-cell table:formula="of:=HYPERLINK(&quot;https://leetcode.com/problems/squares-of-a-sorted-array&quot;;&quot;Squares of a Sorted Array&quot;)" office:value-type="string" office:string-value="Squares of a Sorted Array" calcext:value-type="string">
            <text:p>Squares of a Sorted Array</text:p>
          </table:table-cell>
          <table:table-cell office:value-type="string" calcext:value-type="string">
            <text:p>★★</text:p>
          </table:table-cell>
          <table:table-cell table:number-columns-repeated="7"/>
          <table:table-cell office:value-type="string" calcext:value-type="string">
            <text:p>merge sort</text:p>
          </table:table-cell>
          <table:table-cell table:number-columns-repeated="6"/>
        </table:table-row>
        <table:table-row table:style-name="ro3">
          <table:table-cell/>
          <table:table-cell table:style-name="ce4"/>
          <table:table-cell/>
          <table:table-cell table:style-name="ce20"/>
          <table:table-cell/>
          <table:table-cell table:style-name="ce5"/>
          <table:table-cell table:number-columns-repeated="11"/>
        </table:table-row>
        <table:table-row table:style-name="ro3">
          <table:table-cell/>
          <table:table-cell table:style-name="ce4"/>
          <table:table-cell/>
          <table:table-cell table:style-name="ce21"/>
          <table:table-cell table:number-columns-repeated="13"/>
        </table:table-row>
        <table:table-row table:style-name="ro3" table:number-rows-repeated="2">
          <table:table-cell/>
          <table:table-cell table:style-name="ce4"/>
          <table:table-cell table:number-columns-repeated="15"/>
        </table:table-row>
        <table:table-row table:style-name="ro3">
          <table:table-cell/>
          <table:table-cell table:style-name="ce4"/>
          <table:table-cell table:number-columns-repeated="8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Recursion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726" calcext:value-type="float">
            <text:p>726</text:p>
          </table:table-cell>
          <table:table-cell table:formula="of:=HYPERLINK(&quot;https://leetcode.com/problems/number-of-atoms&quot;;&quot;Number of Atoms&quot;)" office:value-type="string" office:string-value="Number of Atoms" calcext:value-type="string">
            <text:p>Number of Atoms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parse-lisp-expression/&quot;;&quot;736&quot;)" office:value-type="string" office:string-value="736" calcext:value-type="string">
            <text:p>736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856" calcext:value-type="float">
            <text:p>856</text:p>
          </table:table-cell>
          <table:table-cell table:formula="of:=HYPERLINK(&quot;https://leetcode.com/problems/score-of-parentheses/&quot;;&quot;Score of Parentheses&quot;)" office:value-type="string" office:string-value="Score of Parentheses" calcext:value-type="string">
            <text:p>Score of Parentheses</text:p>
          </table:table-cell>
          <table:table-cell office:value-type="string" calcext:value-type="string">
            <text:p>★★★</text:p>
          </table:table-cell>
          <table:table-cell table:style-name="ce3"/>
          <table:table-cell table:style-name="ce11"/>
          <table:table-cell table:number-columns-repeated="4"/>
          <table:table-cell table:style-name="ce5" table:number-columns-repeated="2"/>
          <table:table-cell table:number-columns-repeated="6"/>
        </table:table-row>
        <table:table-row table:style-name="ro3" table:number-rows-repeated="2">
          <table:table-cell table:style-name="ce5"/>
          <table:table-cell table:style-name="ce4"/>
          <table:table-cell table:number-columns-repeated="4"/>
          <table:table-cell table:style-name="ce11"/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3"/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3" table:number-rows-repeated="2">
          <table:table-cell table:style-name="ce5"/>
          <table:table-cell table:style-name="ce4"/>
          <table:table-cell table:number-columns-repeated="8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/>
          <table:table-cell table:style-name="ce3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8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Divide and conquer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HYPERLINK(&quot;https://leetcode.com/problems/majority-element&quot;;&quot;Majority Element&quot;)" office:value-type="string" office:string-value="Majority Element" calcext:value-type="string">
            <text:p>Majority Element</text:p>
          </table:table-cell>
          <table:table-cell office:value-type="string" calcext:value-type="string">
            <text:p>★★</text:p>
          </table:table-cell>
          <table:table-cell table:style-name="ce22"/>
          <table:table-cell table:number-columns-repeated="6"/>
          <table:table-cell office:value-type="string" calcext:value-type="string">
            <text:p>你知道茴香豆的茴有几种写法吗？</text:p>
          </table:table-cell>
          <table:table-cell table:number-columns-repeated="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HYPERLINK(&quot;https://leetcode.com/problems/count-of-smaller-numbers-after-self/&quot;;&quot;Count of Smaller Numbers After Self&quot;)" office:value-type="string" office:string-value="Count of Smaller Numbers After Self" calcext:value-type="string">
            <text:p>Count of Smaller Numbers After Self</text:p>
          </table:table-cell>
          <table:table-cell office:value-type="string" calcext:value-type="string">
            <text:p>★★★★</text:p>
          </table:table-cell>
          <table:table-cell table:style-name="ce3"/>
          <table:table-cell table:style-name="ce11"/>
          <table:table-cell table:number-columns-repeated="4"/>
          <table:table-cell table:style-name="ce5"/>
          <table:table-cell office:value-type="string" calcext:value-type="string">
            <text:p>merge sort / BIT</text:p>
          </table:table-cell>
          <table:table-cell table:number-columns-repeated="6"/>
        </table:table-row>
        <table:table-row table:style-name="ro3" table:number-rows-repeated="2">
          <table:table-cell table:style-name="ce5"/>
          <table:table-cell table:style-name="ce4"/>
          <table:table-cell table:number-columns-repeated="4"/>
          <table:table-cell table:style-name="ce11"/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3"/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3" table:number-rows-repeated="2">
          <table:table-cell table:style-name="ce5"/>
          <table:table-cell table:style-name="ce4"/>
          <table:table-cell table:number-columns-repeated="8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/>
          <table:table-cell table:style-name="ce3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8"/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59:31.098929183</meta:creation-date>
    <dc:date>2019-03-11T19:22:26.888773880</dc:date>
    <meta:editing-duration>PT10H12M45S</meta:editing-duration>
    <meta:editing-cycles>3</meta:editing-cycles>
    <meta:generator>LibreOffice/6.0.3.2$Linux_X86_64 LibreOffice_project/00m0$Build-2</meta:generator>
    <meta:document-statistic meta:table-count="1" meta:cell-count="487" meta:object-count="0"/>
  </office:meta>
</office:document-meta>
</file>